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1683269" officeooo:paragraph-rsid="01683269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1683269" officeooo:paragraph-rsid="016eaf5c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officeooo:rsid="01683269" officeooo:paragraph-rsid="01683269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6pt" fo:font-weight="normal" officeooo:rsid="016b1249" officeooo:paragraph-rsid="016b1249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size="6pt" fo:font-weight="normal" officeooo:rsid="016ecb3d" officeooo:paragraph-rsid="016ecb3d" style:font-size-asian="6pt" style:font-weight-asian="normal" style:font-size-complex="6pt" style:font-weight-complex="normal"/>
    </style:style>
    <style:style style:name="P8" style:family="paragraph" style:parent-style-name="Standard">
      <style:text-properties fo:font-size="11pt" fo:font-weight="normal" officeooo:rsid="016b1249" officeooo:paragraph-rsid="016b1249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16ecb3d" officeooo:paragraph-rsid="016ecb3d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bold" officeooo:rsid="01683269" officeooo:paragraph-rsid="016e0567" style:font-size-asian="11pt" style:font-weight-asian="bold" style:font-size-complex="11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fo:font-weight="normal" officeooo:rsid="016eaf5c" style:font-weight-asian="normal" style:font-weight-complex="normal"/>
    </style:style>
    <style:style style:name="T4" style:family="text">
      <style:text-properties officeooo:rsid="016d74dc"/>
    </style:style>
    <style:style style:name="T5" style:family="text">
      <style:text-properties officeooo:rsid="016e0567"/>
    </style:style>
    <style:style style:name="T6" style:family="text">
      <style:text-properties officeooo:rsid="016eaf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4">8</text:span> <text:span text:style-name="T1">Report</text:span></text:p>
      <text:p text:style-name="P2">Abheek Ghosh - 140123047</text:p>
      <text:p text:style-name="P1"/>
      <text:p text:style-name="P3">Question 1: <text:span text:style-name="T5">Part 1</text:span></text:p>
      <text:p text:style-name="P9">One month historical volatility.</text:p>
      <text:p text:style-name="P9">BSE Index,<text:tab/>Return = 0.037698,<text:tab/>Volatility = 0.125823</text:p>
      <text:p text:style-name="P9">BSE Stock 1,<text:tab/>Return = -0.504277,<text:tab/>Volatility = 0.220332</text:p>
      <text:p text:style-name="P9">BSE Stock 2,<text:tab/>Return = -0.229947,<text:tab/>Volatility = 0.225026</text:p>
      <text:p text:style-name="P9">BSE Stock 3,<text:tab/>Return = -0.022608,<text:tab/>Volatility = 0.191949</text:p>
      <text:p text:style-name="P9">BSE Stock 4,<text:tab/>Return = 0.431687,<text:tab/>Volatility = 0.161686</text:p>
      <text:p text:style-name="P9">BSE Stock 5,<text:tab/>Return = 0.194318,<text:tab/>Volatility = 0.231438</text:p>
      <text:p text:style-name="P9">BSE Stock 6,<text:tab/>Return = -0.260754,<text:tab/>Volatility = 0.219663</text:p>
      <text:p text:style-name="P9">BSE Stock 7,<text:tab/>Return = 0.037301,<text:tab/>Volatility = 0.269240</text:p>
      <text:p text:style-name="P9">BSE Stock 8,<text:tab/>Return = -0.273298,<text:tab/>Volatility = 0.147365</text:p>
      <text:p text:style-name="P9">BSE Stock 9,<text:tab/>Return = 0.416389,<text:tab/>Volatility = 0.252147</text:p>
      <text:p text:style-name="P9">BSE Stock 10,<text:tab/>Return = -0.685055,<text:tab/>Volatility = 0.128151</text:p>
      <text:p text:style-name="P9"/>
      <text:p text:style-name="P9">One month historical volatility.</text:p>
      <text:p text:style-name="P9">NSE Index,<text:tab/>Return = -0.001612,<text:tab/>Volatility = 0.132604</text:p>
      <text:p text:style-name="P9">NSE Stock 1,<text:tab/>Return = -0.054936,<text:tab/>Volatility = 0.185010</text:p>
      <text:p text:style-name="P9">NSE Stock 2,<text:tab/>Return = -0.004940,<text:tab/>Volatility = 0.232486</text:p>
      <text:p text:style-name="P9">NSE Stock 3,<text:tab/>Return = -1.220641,<text:tab/>Volatility = 0.301593</text:p>
      <text:p text:style-name="P9">NSE Stock 4,<text:tab/>Return = -0.208974,<text:tab/>Volatility = 0.214274</text:p>
      <text:p text:style-name="P9">NSE Stock 5,<text:tab/>Return = -0.728886,<text:tab/>Volatility = 0.177761</text:p>
      <text:p text:style-name="P9">NSE Stock 6,<text:tab/>Return = -0.263720,<text:tab/>Volatility = 0.287098</text:p>
      <text:p text:style-name="P9">NSE Stock 7,<text:tab/>Return = -0.594927,<text:tab/>Volatility = 0.247594</text:p>
      <text:p text:style-name="P9">NSE Stock 8,<text:tab/>Return = -0.382656,<text:tab/>Volatility = 0.260864</text:p>
      <text:p text:style-name="P9">NSE Stock 9,<text:tab/>Return = -0.637031,<text:tab/>Volatility = 0.248893</text:p>
      <text:p text:style-name="P9">NSE Stock 10,Return = 0.133499,<text:tab/>Volatility = 0.300795</text:p>
      <text:p text:style-name="P9"/>
      <text:p text:style-name="P9"/>
      <text:p text:style-name="P9">Option prices for different K, using one month historical volatility.</text:p>
      <text:p text:style-name="P7"/>
      <text:p text:style-name="P7">BSE Index<text:tab/>Return = 0.037698,<text:tab/>Volatility = 0.125823,<text:tab/>Initial Stock price = 26560.000000</text:p>
      <text:p text:style-name="P7">K = <text:tab/>13280.000000<text:tab/>15936.000000<text:tab/>18592.000000<text:tab/>21248.000000<text:tab/>23904.000000<text:tab/>26560.000000<text:tab/>29216.000000<text:tab/>31872.000000<text:tab/>34528.000000<text:tab/>37184.000000<text:tab/>39840.000000<text:tab/></text:p>
      <text:p text:style-name="P7">E. Call Prices<text:tab/>13607.884368<text:tab/>11017.461242<text:tab/>8427.041825<text:tab/>5838.261609<text:tab/>3316.347722<text:tab/>1295.141489<text:tab/>299.128172<text:tab/>39.485599<text:tab/>3.128982<text:tab/>0.160795<text:tab/>0.005789<text:tab/></text:p>
      <text:p text:style-name="P7">E. Put Prices<text:tab/>0.000000<text:tab/>0.000000<text:tab/>0.003710<text:tab/>1.646620<text:tab/>70.155859<text:tab/>639.372753<text:tab/>2233.782562<text:tab/>4564.563115<text:tab/>7118.629624<text:tab/>9706.084564<text:tab/>12296.352684<text:tab/></text:p>
      <text:p text:style-name="P7"/>
      <text:p text:style-name="P7">BSE Stock 1<text:tab/>Return = -0.504277,<text:tab/>Volatility = 0.220332,<text:tab/>Initial Stock price = 319.100000</text:p>
      <text:p text:style-name="P7">K = <text:tab/>159.550000<text:tab/>191.460000<text:tab/>223.370000<text:tab/>255.280000<text:tab/>287.190000<text:tab/>319.100000<text:tab/>351.010000<text:tab/>382.920000<text:tab/>414.830000<text:tab/>446.740000<text:tab/>478.650000<text:tab/></text:p>
      <text:p text:style-name="P7">E. Call Prices<text:tab/>163.489318<text:tab/>132.369984<text:tab/>101.340862<text:tab/>71.158872<text:tab/>44.236881<text:tab/>23.759079<text:tab/>10.964472<text:tab/>4.389746<text:tab/>1.551146<text:tab/>0.493135<text:tab/>0.143656<text:tab/></text:p>
      <text:p text:style-name="P7">E. Put Prices<text:tab/>0.000014<text:tab/>0.002820<text:tab/>0.095837<text:tab/>1.035986<text:tab/>5.236135<text:tab/>15.880472<text:tab/>34.208004<text:tab/>58.755418<text:tab/>87.038957<text:tab/>117.103085<text:tab/>147.875746<text:tab/></text:p>
      <text:p text:style-name="P7"/>
      <text:p text:style-name="P7">BSE Stock 2<text:tab/>Return = -0.229947,<text:tab/>Volatility = 0.225026,<text:tab/>Initial Stock price = 306.450000</text:p>
      <text:p text:style-name="P7">K = <text:tab/>153.225000<text:tab/>183.870000<text:tab/>214.515000<text:tab/>245.160000<text:tab/>275.805000<text:tab/>306.450000<text:tab/>337.095000<text:tab/>367.740000<text:tab/>398.385000<text:tab/>429.030000<text:tab/>459.675000<text:tab/></text:p>
      <text:p text:style-name="P7">E. Call Prices<text:tab/>157.008161<text:tab/>127.123423<text:tab/>97.341143<text:tab/>68.441139<text:tab/>42.752187<text:tab/>23.211636<text:tab/>10.908986<text:tab/>4.481338<text:tab/>1.635851<text:tab/>0.540396<text:tab/>0.164374<text:tab/></text:p>
      <text:p text:style-name="P7">E. Put Prices<text:tab/>0.000022<text:tab/>0.003656<text:tab/>0.109749<text:tab/>1.098117<text:tab/>5.297537<text:tab/>15.645358<text:tab/>33.231081<text:tab/>56.691805<text:tab/>83.734691<text:tab/>112.527607<text:tab/>142.039958<text:tab/></text:p>
      <text:p text:style-name="P7"/>
      <text:p text:style-name="P7">BSE Stock 3<text:tab/>Return = -0.022608,<text:tab/>Volatility = 0.191949,<text:tab/>Initial Stock price = 439.450000</text:p>
      <text:p text:style-name="P7">K = <text:tab/>219.725000<text:tab/>263.670000<text:tab/>307.615000<text:tab/>351.560000<text:tab/>395.505000<text:tab/>439.450000<text:tab/>483.395000<text:tab/>527.340000<text:tab/>571.285000<text:tab/>615.230000<text:tab/>659.175000<text:tab/></text:p>
      <text:p text:style-name="P7">E. Call Prices<text:tab/>225.150030<text:tab/>182.290445<text:tab/>139.465991<text:tab/>97.269126<text:tab/>58.720055<text:tab/>29.305155<text:tab/>11.865852<text:tab/>3.928543<text:tab/>1.087565<text:tab/>0.258620<text:tab/>0.054227<text:tab/></text:p>
      <text:p text:style-name="P7">E. Put Prices<text:tab/>0.000000<text:tab/>0.000410<text:tab/>0.035950<text:tab/>0.699079<text:tab/>5.010002<text:tab/>18.455096<text:tab/>43.875787<text:tab/>78.798472<text:tab/>118.817488<text:tab/>160.848537<text:tab/>203.504138<text:tab/></text:p>
      <text:p text:style-name="P7"/>
      <text:p text:style-name="P7">BSE Stock 4<text:tab/>Return = 0.431687,<text:tab/>Volatility = 0.161686,<text:tab/>Initial Stock price = 976.050000</text:p>
      <text:p text:style-name="P7">K = <text:tab/>488.025000<text:tab/>585.630000<text:tab/>683.235000<text:tab/>780.840000<text:tab/>878.445000<text:tab/>976.050000<text:tab/>1073.655000<text:tab/>1171.260000<text:tab/>1268.865000<text:tab/>1366.470000<text:tab/>1464.075000<text:tab/></text:p>
      <text:p text:style-name="P7">E. Call Prices<text:tab/>500.074380<text:tab/>404.879280<text:tab/>309.694254<text:tab/>215.012132<text:tab/>125.908583<text:tab/>57.039601<text:tab/>19.008533<text:tab/>4.660228<text:tab/>0.866794<text:tab/>0.127448<text:tab/>0.015429<text:tab/></text:p>
      <text:p text:style-name="P7">E. Put Prices<text:tab/>0.000000<text:tab/>0.000023<text:tab/>0.010122<text:tab/>0.523123<text:tab/>6.614699<text:tab/>32.940841<text:tab/>90.104897<text:tab/>170.951715<text:tab/>262.353405<text:tab/>356.809184<text:tab/>451.892289<text:tab/></text:p>
      <text:p text:style-name="P7"/>
      <text:p text:style-name="P7">BSE Stock 5<text:tab/>Return = 0.194318,<text:tab/>Volatility = 0.231438,<text:tab/>Initial Stock price = 5249.200000</text:p>
      <text:p text:style-name="P7">K = <text:tab/>2624.600000<text:tab/>3149.520000<text:tab/>3674.440000<text:tab/>4199.360000<text:tab/>4724.280000<text:tab/>5249.200000<text:tab/>5774.120000<text:tab/>6299.040000<text:tab/>6823.960000<text:tab/>7348.880000<text:tab/>7873.800000<text:tab/></text:p>
      <text:p text:style-name="P7">E. Call Prices<text:tab/>2689.402318<text:tab/>2177.533874<text:tab/>1667.839492<text:tab/>1174.895515<text:tab/>738.702939<text:tab/>406.828396<text:tab/>195.775591<text:tab/>83.126939<text:tab/>31.633403<text:tab/>10.973950<text:tab/>3.526816<text:tab/></text:p>
      <text:p text:style-name="P7">E. Put Prices<text:tab/>0.000713<text:tab/>0.091949<text:tab/>2.357245<text:tab/>21.372948<text:tab/>97.140051<text:tab/>277.225187<text:tab/>578.132060<text:tab/>977.443087<text:tab/>1437.909230<text:tab/>1929.209456<text:tab/>2433.722002<text:tab/></text:p>
      <text:p text:style-name="P7"/>
      <text:p text:style-name="P7">BSE Stock 6<text:tab/>Return = -0.260754,<text:tab/>Volatility = 0.219663,<text:tab/>Initial Stock price = 255.750000</text:p>
      <text:p text:style-name="P7">K = <text:tab/>127.875000<text:tab/>153.450000<text:tab/>179.025000<text:tab/>204.600000<text:tab/>230.175000<text:tab/>255.750000<text:tab/>281.325000<text:tab/>306.900000<text:tab/>332.475000<text:tab/>358.050000<text:tab/>383.625000<text:tab/></text:p>
      <text:p text:style-name="P7">E. Call Prices<text:tab/>131.032255<text:tab/>106.090856<text:tab/>81.219992<text:tab/>57.019983<text:tab/>35.422890<text:tab/>18.995292<text:tab/>8.742673<text:tab/>3.487009<text:tab/>1.226266<text:tab/>0.387650<text:tab/>0.112209<text:tab/></text:p>
      <text:p text:style-name="P7">E. Put Prices<text:tab/>0.000010<text:tab/>0.002162<text:tab/>0.074849<text:tab/>0.818391<text:tab/>4.164849<text:tab/>12.680802<text:tab/>27.371734<text:tab/>47.059621<text:tab/>69.742429<text:tab/>93.847364<text:tab/>118.515474<text:tab/></text:p>
      <text:p text:style-name="P7"/>
      <text:p text:style-name="P7">BSE Stock 7<text:tab/>Return = 0.037301,<text:tab/>Volatility = 0.269240,<text:tab/>Initial Stock price = 568.150000</text:p>
      <text:p text:style-name="P7">K = <text:tab/>284.075000<text:tab/>340.890000<text:tab/>397.705000<text:tab/>454.520000<text:tab/>511.335000<text:tab/>568.150000<text:tab/>624.965000<text:tab/>681.780000<text:tab/>738.595000<text:tab/>795.410000<text:tab/>852.225000<text:tab/></text:p>
      <text:p text:style-name="P7">E. Call Prices<text:tab/>291.090278<text:tab/>235.736353<text:tab/>181.010863<text:tab/>129.157185<text:tab/>84.259612<text:tab/>49.933779<text:tab/>26.964120<text:tab/>13.388574<text:tab/>6.183625<text:tab/>2.687858<text:tab/>1.111531<text:tab/></text:p>
      <text:p text:style-name="P7">E. Put Prices<text:tab/>0.001441<text:tab/>0.059749<text:tab/>0.746492<text:tab/>4.305046<text:tab/>14.819706<text:tab/>35.906106<text:tab/>68.348680<text:tab/>110.185366<text:tab/>158.392650<text:tab/>210.309115<text:tab/>264.145021<text:tab/></text:p>
      <text:p text:style-name="P7"/>
      <text:p text:style-name="P7">BSE Stock 8<text:tab/>Return = -0.273298,<text:tab/>Volatility = 0.147365,<text:tab/>Initial Stock price = 846.100000</text:p>
      <text:p text:style-name="P7">K = <text:tab/>423.050000<text:tab/>507.660000<text:tab/>592.270000<text:tab/>676.880000<text:tab/>761.490000<text:tab/>846.100000<text:tab/>930.710000<text:tab/>1015.320000<text:tab/>1099.930000<text:tab/>1184.540000<text:tab/>1269.150000<text:tab/></text:p>
      <text:p text:style-name="P7">E. Call Prices<text:tab/>433.495142<text:tab/>350.974172<text:tab/>268.455398<text:tab/>186.156049<text:tab/>107.577009<text:tab/>46.161884<text:tab/>13.604663<text:tab/>2.730976<text:tab/>0.387292<text:tab/>0.040866<text:tab/>0.003378<text:tab/></text:p>
      <text:p text:style-name="P7">E. Put Prices<text:tab/>0.000000<text:tab/>0.000002<text:tab/>0.002200<text:tab/>0.223823<text:tab/>4.165754<text:tab/>25.271601<text:tab/>75.235351<text:tab/>146.882636<text:tab/>227.059924<text:tab/>309.234469<text:tab/>391.717953<text:tab/></text:p>
      <text:p text:style-name="P7"/>
      <text:p text:style-name="P7">BSE Stock 9<text:tab/>Return = 0.416389,<text:tab/>Volatility = 0.252147,<text:tab/>Initial Stock price = 233.350000</text:p>
      <text:p text:style-name="P7">K = <text:tab/>116.675000<text:tab/>140.010000<text:tab/>163.345000<text:tab/>186.680000<text:tab/>210.015000<text:tab/>233.350000<text:tab/>256.685000<text:tab/>280.020000<text:tab/>303.355000<text:tab/>326.690000<text:tab/>350.025000<text:tab/></text:p>
      <text:p text:style-name="P7">E. Call Prices<text:tab/>119.555899<text:tab/>96.808756<text:tab/>74.235957<text:tab/>52.647513<text:tab/>33.789731<text:tab/>19.412393<text:tab/>9.995670<text:tab/>4.657061<text:tab/>1.989300<text:tab/>0.789888<text:tab/>0.295320<text:tab/></text:p>
      <text:p text:style-name="P7">E. Put Prices<text:tab/>0.000183<text:tab/>0.011897<text:tab/>0.197954<text:tab/>1.368367<text:tab/>5.269442<text:tab/>13.650961<text:tab/>26.993095<text:tab/>44.413343<text:tab/>64.504438<text:tab/>86.063884<text:tab/>108.328172<text:tab/></text:p>
      <text:p text:style-name="P7"><text:soft-page-break/></text:p>
      <text:p text:style-name="P7">BSE Stock 10<text:tab/>Return = -0.685055,<text:tab/>Volatility = 0.128151,<text:tab/>Initial Stock price = 3240.400000</text:p>
      <text:p text:style-name="P7">K = <text:tab/>1620.200000<text:tab/>1944.240000<text:tab/>2268.280000<text:tab/>2592.320000<text:tab/>2916.360000<text:tab/>3240.400000<text:tab/>3564.440000<text:tab/>3888.480000<text:tab/>4212.520000<text:tab/>4536.560000<text:tab/>4860.600000<text:tab/></text:p>
      <text:p text:style-name="P7">E. Call Prices<text:tab/>1660.202881<text:tab/>1344.163457<text:tab/>1028.124696<text:tab/>712.326760<text:tab/>405.298661<text:tab/>160.030676<text:tab/>38.114968<text:tab/>5.312937<text:tab/>0.454496<text:tab/>0.025685<text:tab/>0.001032<text:tab/></text:p>
      <text:p text:style-name="P7">E. Put Prices<text:tab/>0.000000<text:tab/>0.000000<text:tab/>0.000663<text:tab/>0.242151<text:tab/>9.253476<text:tab/>80.024915<text:tab/>274.148630<text:tab/>557.386024<text:tab/>868.567007<text:tab/>1184.177620<text:tab/>1500.192391<text:tab/></text:p>
      <text:p text:style-name="P7"/>
      <text:p text:style-name="P9"/>
      <text:p text:style-name="P9"/>
      <text:p text:style-name="P9">Option prices for different K, using one month historical volatility.</text:p>
      <text:p text:style-name="P7"/>
      <text:p text:style-name="P7">NSE Index<text:tab/>Return = -0.001612,<text:tab/>Volatility = 0.132604,<text:tab/>Initial Stock price = 8192.900000</text:p>
      <text:p text:style-name="P7">K = <text:tab/>4096.450000<text:tab/>4915.740000<text:tab/>5735.030000<text:tab/>6554.320000<text:tab/>7373.610000<text:tab/>8192.900000<text:tab/>9012.190000<text:tab/>9831.480000<text:tab/>10650.770000<text:tab/>11470.060000<text:tab/>12289.350000<text:tab/></text:p>
      <text:p text:style-name="P7">E. Call Prices<text:tab/>4197.591711<text:tab/>3398.530054<text:tab/>2599.471702<text:tab/>1801.261970<text:tab/>1028.285190<text:tab/>414.401627<text:tab/>104.329193<text:tab/>16.026201<text:tab/>1.570420<text:tab/>0.105030<text:tab/>0.005129<text:tab/></text:p>
      <text:p text:style-name="P7">E. Put Prices<text:tab/>-0.000000<text:tab/>0.000001<text:tab/>0.003307<text:tab/>0.855233<text:tab/>26.940110<text:tab/>212.118205<text:tab/>701.107429<text:tab/>1411.866095<text:tab/>2196.471971<text:tab/>2994.068239<text:tab/>3793.029997<text:tab/></text:p>
      <text:p text:style-name="P7"/>
      <text:p text:style-name="P7">NSE Stock 1<text:tab/>Return = -0.054936,<text:tab/>Volatility = 0.185010,<text:tab/>Initial Stock price = 1336.400000</text:p>
      <text:p text:style-name="P7">K = <text:tab/>668.200000<text:tab/>801.840000<text:tab/>935.480000<text:tab/>1069.120000<text:tab/>1202.760000<text:tab/>1336.400000<text:tab/>1470.040000<text:tab/>1603.680000<text:tab/>1737.320000<text:tab/>1870.960000<text:tab/>2004.600000<text:tab/></text:p>
      <text:p text:style-name="P7">E. Call Prices<text:tab/>684.697917<text:tab/>554.358121<text:tab/>424.090606<text:tab/>295.395179<text:tab/>177.056505<text:tab/>86.586348<text:tab/>33.732667<text:tab/>10.540274<text:tab/>2.705579<text:tab/>0.587592<text:tab/>0.111121<text:tab/></text:p>
      <text:p text:style-name="P7">E. Put Prices<text:tab/>0.000000<text:tab/>0.000621<text:tab/>0.073522<text:tab/>1.718512<text:tab/>13.720255<text:tab/>53.590514<text:tab/>131.077250<text:tab/>238.225273<text:tab/>360.730996<text:tab/>488.953425<text:tab/>618.817371<text:tab/></text:p>
      <text:p text:style-name="P7"/>
      <text:p text:style-name="P7">NSE Stock 2<text:tab/>Return = -0.004940,<text:tab/>Volatility = 0.232486,<text:tab/>Initial Stock price = 206.750000</text:p>
      <text:p text:style-name="P7">K = <text:tab/>103.375000<text:tab/>124.050000<text:tab/>144.725000<text:tab/>165.400000<text:tab/>186.075000<text:tab/>206.750000<text:tab/>227.425000<text:tab/>248.100000<text:tab/>268.775000<text:tab/>289.450000<text:tab/>310.125000<text:tab/></text:p>
      <text:p text:style-name="P7">E. Call Prices<text:tab/>105.927369<text:tab/>85.766651<text:tab/>65.694477<text:tab/>46.292696<text:tab/>29.136890<text:tab/>16.083217<text:tab/>7.768582<text:tab/>3.315735<text:tab/>1.270024<text:tab/>0.443965<text:tab/>0.143912<text:tab/></text:p>
      <text:p text:style-name="P7">E. Put Prices<text:tab/>0.000031<text:tab/>0.003846<text:tab/>0.096204<text:tab/>0.858955<text:tab/>3.867682<text:tab/>10.978542<text:tab/>22.828439<text:tab/>38.540124<text:tab/>56.658946<text:tab/>75.997419<text:tab/>95.861899<text:tab/></text:p>
      <text:p text:style-name="P7"/>
      <text:p text:style-name="P7">NSE Stock 3<text:tab/>Return = -1.220641,<text:tab/>Volatility = 0.301593,<text:tab/>Initial Stock price = 743.500000</text:p>
      <text:p text:style-name="P7">K = <text:tab/>371.750000<text:tab/>446.100000<text:tab/>520.450000<text:tab/>594.800000<text:tab/>669.150000<text:tab/>743.500000<text:tab/>817.850000<text:tab/>892.200000<text:tab/>966.550000<text:tab/>1040.900000<text:tab/>1115.250000<text:tab/></text:p>
      <text:p text:style-name="P7">E. Call Prices<text:tab/>380.939368<text:tab/>308.646932<text:tab/>237.810803<text:tab/>171.816366<text:tab/>115.396080<text:tab/>71.961097<text:tab/>41.865807<text:tab/>22.906473<text:tab/>11.894161<text:tab/>5.913213<text:tab/>2.837261<text:tab/></text:p>
      <text:p text:style-name="P7">E. Put Prices<text:tab/>0.010828<text:tab/>0.232683<text:tab/>1.910847<text:tab/>8.430702<text:tab/>24.524707<text:tab/>53.604017<text:tab/>96.023019<text:tab/>149.577977<text:tab/>211.079957<text:tab/>277.613301<text:tab/>347.051641<text:tab/></text:p>
      <text:p text:style-name="P7"/>
      <text:p text:style-name="P7">NSE Stock 4<text:tab/>Return = -0.208974,<text:tab/>Volatility = 0.214274,<text:tab/>Initial Stock price = 2685.200000</text:p>
      <text:p text:style-name="P7">K = <text:tab/>1342.600000<text:tab/>1611.120000<text:tab/>1879.640000<text:tab/>2148.160000<text:tab/>2416.680000<text:tab/>2685.200000<text:tab/>2953.720000<text:tab/>3222.240000<text:tab/>3490.760000<text:tab/>3759.280000<text:tab/>4027.800000<text:tab/></text:p>
      <text:p text:style-name="P7">E. Call Prices<text:tab/>1375.748971<text:tab/>1113.874388<text:tab/>852.601925<text:tab/>597.698837<text:tab/>369.258385<text:tab/>195.470962<text:tab/>87.996591<text:tab/>34.008537<text:tab/>11.490250<text:tab/>3.464323<text:tab/>0.950601<text:tab/></text:p>
      <text:p text:style-name="P7">E. Put Prices<text:tab/>0.000059<text:tab/>0.015693<text:tab/>0.633448<text:tab/>7.620578<text:tab/>41.070343<text:tab/>129.173138<text:tab/>283.588984<text:tab/>491.491147<text:tab/>730.863079<text:tab/>984.727369<text:tab/>1244.103864<text:tab/></text:p>
      <text:p text:style-name="P7"/>
      <text:p text:style-name="P7">NSE Stock 5<text:tab/>Return = -0.728886,<text:tab/>Volatility = 0.177761,<text:tab/>Initial Stock price = 128.800000</text:p>
      <text:p text:style-name="P7">K = <text:tab/>64.400000<text:tab/>77.280000<text:tab/>90.160000<text:tab/>103.040000<text:tab/>115.920000<text:tab/>128.800000<text:tab/>141.680000<text:tab/>154.560000<text:tab/>167.440000<text:tab/>180.320000<text:tab/>193.200000<text:tab/></text:p>
      <text:p text:style-name="P7">E. Call Prices<text:tab/>65.990042<text:tab/>53.428077<text:tab/>40.870542<text:tab/>28.433956<text:tab/>16.917502<text:tab/>8.090333<text:tab/>3.016824<text:tab/>0.881847<text:tab/>0.207352<text:tab/>0.040515<text:tab/>0.006792<text:tab/></text:p>
      <text:p text:style-name="P7">E. Put Prices<text:tab/>0.000000<text:tab/>0.000027<text:tab/>0.004483<text:tab/>0.129890<text:tab/>1.175427<text:tab/>4.910250<text:tab/>12.398733<text:tab/>22.825747<text:tab/>34.713244<text:tab/>47.108399<text:tab/>59.636667<text:tab/></text:p>
      <text:p text:style-name="P7"/>
      <text:p text:style-name="P7">NSE Stock 6<text:tab/>Return = -0.263720,<text:tab/>Volatility = 0.287098,<text:tab/>Initial Stock price = 275.000000</text:p>
      <text:p text:style-name="P7">K = <text:tab/>137.500000<text:tab/>165.000000<text:tab/>192.500000<text:tab/>220.000000<text:tab/>247.500000<text:tab/>275.000000<text:tab/>302.500000<text:tab/>330.000000<text:tab/>357.500000<text:tab/>385.000000<text:tab/>412.500000<text:tab/></text:p>
      <text:p text:style-name="P7">E. Call Prices<text:tab/>140.896841<text:tab/>114.128733<text:tab/>87.787615<text:tab/>63.064889<text:tab/>41.820742<text:tab/>25.519911<text:tab/>14.390930<text:tab/>7.563375<text:tab/>3.742276<text:tab/>1.760724<text:tab/>0.794956<text:tab/></text:p>
      <text:p text:style-name="P7">E. Put Prices<text:tab/>0.001954<text:tab/>0.054868<text:tab/>0.534773<text:tab/>2.633070<text:tab/>8.209945<text:tab/>18.730137<text:tab/>34.422178<text:tab/>54.415646<text:tab/>77.415570<text:tab/>102.255040<text:tab/>128.110295<text:tab/></text:p>
      <text:p text:style-name="P7"/>
      <text:p text:style-name="P7">NSE Stock 7<text:tab/>Return = -0.594927,<text:tab/>Volatility = 0.247594,<text:tab/>Initial Stock price = 939.050000</text:p>
      <text:p text:style-name="P7">K = <text:tab/>469.525000<text:tab/>563.430000<text:tab/>657.335000<text:tab/>751.240000<text:tab/>845.145000<text:tab/>939.050000<text:tab/>1032.955000<text:tab/>1126.860000<text:tab/>1220.765000<text:tab/>1314.670000<text:tab/>1408.575000<text:tab/></text:p>
      <text:p text:style-name="P7">E. Call Prices<text:tab/>481.118131<text:tab/>389.569753<text:tab/>298.644993<text:tab/>211.469001<text:tab/>135.119745<text:tab/>76.945005<text:tab/>39.075116<text:tab/>17.866715<text:tab/>7.456729<text:tab/>2.881873<text:tab/>1.045400<text:tab/></text:p>
      <text:p text:style-name="P7">E. Put Prices<text:tab/>0.000518<text:tab/>0.038617<text:tab/>0.700334<text:tab/>5.110819<text:tab/>20.348041<text:tab/>53.759778<text:tab/>107.476366<text:tab/>177.854442<text:tab/>259.030934<text:tab/>346.042555<text:tab/>435.792559<text:tab/></text:p>
      <text:p text:style-name="P7"/>
      <text:p text:style-name="P7">NSE Stock 8<text:tab/>Return = -0.382656,<text:tab/>Volatility = 0.260864,<text:tab/>Initial Stock price = 465.900000</text:p>
      <text:p text:style-name="P7">K = <text:tab/>232.950000<text:tab/>279.540000<text:tab/>326.130000<text:tab/>372.720000<text:tab/>419.310000<text:tab/>465.900000<text:tab/>512.490000<text:tab/>559.080000<text:tab/>605.670000<text:tab/>652.260000<text:tab/>698.850000<text:tab/></text:p>
      <text:p text:style-name="P7">E. Call Prices<text:tab/>238.702238<text:tab/>193.296760<text:tab/>148.320444<text:tab/>105.509836<text:tab/>68.289263<text:tab/>39.874437<text:tab/>21.053365<text:tab/>10.145495<text:tab/>4.517411<text:tab/>1.882253<text:tab/>0.742584<text:tab/></text:p>
      <text:p text:style-name="P7">E. Put Prices<text:tab/>0.000682<text:tab/>0.034892<text:tab/>0.498266<text:tab/>3.127346<text:tab/>11.346462<text:tab/>28.371325<text:tab/>54.989941<text:tab/>89.521761<text:tab/>129.333365<text:tab/>172.137897<text:tab/>216.437916<text:tab/></text:p>
      <text:p text:style-name="P7"/>
      <text:p text:style-name="P7">NSE Stock 9<text:tab/>Return = -0.637031,<text:tab/>Volatility = 0.248893,<text:tab/>Initial Stock price = 161.600000</text:p>
      <text:p text:style-name="P7">K = <text:tab/>80.800000<text:tab/>96.960000<text:tab/>113.120000<text:tab/>129.280000<text:tab/>145.440000<text:tab/>161.600000<text:tab/>177.760000<text:tab/>193.920000<text:tab/>210.080000<text:tab/>226.240000<text:tab/>242.400000<text:tab/></text:p>
      <text:p text:style-name="P7">E. Call Prices<text:tab/>82.795058<text:tab/>67.041024<text:tab/>51.398048<text:tab/>36.410638<text:tab/>23.294554<text:tab/>13.299057<text:tab/>6.780794<text:tab/>3.117380<text:tab/>1.309849<text:tab/>0.510221<text:tab/>0.186715<text:tab/></text:p>
      <text:p text:style-name="P7">E. Put Prices<text:tab/>0.000099<text:tab/>0.007073<text:tab/>0.125105<text:tab/>0.898704<text:tab/>3.543627<text:tab/>9.309139<text:tab/>18.551883<text:tab/>30.649478<text:tab/>44.602955<text:tab/>59.564335<text:tab/>75.001838<text:tab/></text:p>
      <text:p text:style-name="P7"/>
      <text:p text:style-name="P7">NSE Stock 10<text:tab/>Return = 0.133499,<text:tab/>Volatility = 0.300795,<text:tab/>Initial Stock price = 629.900000</text:p>
      <text:p text:style-name="P7">K = <text:tab/>314.950000<text:tab/>377.940000<text:tab/>440.930000<text:tab/>503.920000<text:tab/>566.910000<text:tab/>629.900000<text:tab/>692.890000<text:tab/>755.880000<text:tab/>818.870000<text:tab/>881.860000<text:tab/>944.850000<text:tab/></text:p>
      <text:p text:style-name="P7">E. Call Prices<text:tab/>322.734983<text:tab/>261.483953<text:tab/>201.452119<text:tab/>145.501268<text:tab/>97.655161<text:tab/>60.827912<text:tab/>35.330900<text:tab/>19.290545<text:tab/>9.991589<text:tab/>4.953223<text:tab/>2.369197<text:tab/></text:p>
      <text:p text:style-name="P7">E. Put Prices<text:tab/>0.008839<text:tab/>0.192581<text:tab/>1.595519<text:tab/>7.079439<text:tab/>20.668103<text:tab/>45.275625<text:tab/>81.213385<text:tab/>126.607801<text:tab/>178.743617<text:tab/>235.140023<text:tab/>293.990768</text:p>
      <text:p text:style-name="P5"/>
      <text:p text:style-name="P5"/>
      <text:p text:style-name="P4">Question <text:span text:style-name="T6">2:</text:span><text:span text:style-name="T3"> Data in the mentioned file.</text:span></text:p>
      <text:p text:style-name="P5"/>
      <text:p text:style-name="P4">Question 1: <text:span text:style-name="T5">Part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Auto" style:print-orientation="portrait" fo:margin-top="1.401cm" fo:margin-bottom="1.401cm" fo:margin-left="1.799cm" fo:margin-right="2.598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3-29T21:15:02.691060999</dc:date>
    <meta:editing-duration>PT10H53M8S</meta:editing-duration>
    <meta:editing-cycles>348</meta:editing-cycles>
    <meta:generator>LibreOffice/5.1.6.2$Linux_X86_64 LibreOffice_project/10m0$Build-2</meta:generator>
    <meta:print-date>2016-11-02T12:08:45.410099225</meta:print-date>
    <meta:document-statistic meta:table-count="0" meta:image-count="0" meta:object-count="0" meta:page-count="2" meta:paragraph-count="120" meta:word-count="1458" meta:character-count="11790" meta:non-whitespace-character-count="10365"/>
  </office:meta>
</office:document-meta>
</file>